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030" officeooo:paragraph-rsid="00003030"/>
    </style:style>
    <style:style style:name="P2" style:family="paragraph" style:parent-style-name="Standard">
      <style:text-properties officeooo:paragraph-rsid="00003030"/>
    </style:style>
    <style:style style:name="P3" style:family="paragraph" style:parent-style-name="Standard">
      <style:text-properties officeooo:rsid="000198b8" officeooo:paragraph-rsid="000198b8"/>
    </style:style>
    <style:style style:name="P4" style:family="paragraph" style:parent-style-name="Standard">
      <style:text-properties officeooo:paragraph-rsid="000198b8"/>
    </style:style>
    <style:style style:name="T1" style:family="text">
      <style:text-properties officeooo:rsid="00019ca0"/>
    </style:style>
    <style:style style:name="T2" style:family="text">
      <style:text-properties officeooo:rsid="0002ce6a"/>
    </style:style>
    <style:style style:name="T3" style:family="text">
      <style:text-properties officeooo:rsid="0004bcec"/>
    </style:style>
    <style:style style:name="T4" style:family="text">
      <style:text-properties officeooo:rsid="000198b8"/>
    </style:style>
    <style:style style:name="T5" style:family="text">
      <style:text-properties officeooo:rsid="000a02bd"/>
    </style:style>
    <style:style style:name="T6" style:family="text">
      <style:text-properties officeooo:rsid="000afbaf"/>
    </style:style>
    <style:style style:name="T7" style:family="text">
      <style:text-properties officeooo:rsid="000d1e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or Anjos</text:p>
      <text:p text:style-name="P1"/>
      <text:p text:style-name="Standard">O que foi INCRÍVEL?</text:p>
      <text:p text:style-name="P3">R: <text:span text:style-name="T2">Foi incrível ver a superação do momento de dificuldade, com uma grandiosa volta por cima.</text:span></text:p>
      <text:p text:style-name="Standard"/>
      <text:p text:style-name="Standard">O que me trouxe ADMIRAÇÃO?</text:p>
      <text:p text:style-name="P3">R: <text:span text:style-name="T1">A força de vontade inabalável </text:span><text:span text:style-name="T5">e o desejo de fazer mais.</text:span></text:p>
      <text:p text:style-name="Standard"/>
      <text:p text:style-name="Standard">O que eu posso falar de POSITIVO após ouvir sua história?</text:p>
      <text:p text:style-name="P4"><text:span text:style-name="T4">R: </text:span><text:span text:style-name="T1">Eu posso falar que você siga a diante, a busca dos seus ideais, que, com sua força de vontade, você será bem-sucedido em tudo o que você </text:span><text:span text:style-name="T3">se propuser </text:span><text:span text:style-name="T1">fazer.</text:span></text:p>
      <text:p text:style-name="P2"/>
      <text:p text:style-name="P1"/>
      <text:p text:style-name="P1">Brenndha</text:p>
      <text:p text:style-name="P1"/>
      <text:p text:style-name="P2">O que foi INCRÍVEL?</text:p>
      <text:p text:style-name="P3">R: <text:span text:style-name="T6">Foi incrível observar a atitude de sempre se reinventar </text:span><text:span text:style-name="T7">apesar dos reveses da vida</text:span><text:span text:style-name="T6">.</text:span></text:p>
      <text:p text:style-name="P2">O que me trouxe ADMIRAÇÃO?</text:p>
      <text:p text:style-name="P3">R: <text:span text:style-name="T6">A busca de novas oportunidades </text:span><text:span text:style-name="T7">constantes</text:span><text:span text:style-name="T6"> e a conquista da oportunidade na Turma XP.</text:span></text:p>
      <text:p text:style-name="P2">O que eu posso falar de POSITIVO após ouvir sua história?</text:p>
      <text:p text:style-name="P3">R: <text:span text:style-name="T6">Eu posso falar que você sim é uma </text:span><text:span text:style-name="T7">grandiosa</text:span><text:span text:style-name="T6"> inspiração pra todas e todos nós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4:47:16.351881123</meta:creation-date>
    <dc:date>2022-01-20T15:09:57.857119284</dc:date>
    <meta:editing-duration>PT22M3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48" meta:character-count="784" meta:non-whitespace-character-count="650"/>
  </office:meta>
</office:document-meta>
</file>